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4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ection .data</text:p>
      <text:p text:style-name="P1"><text:s text:c="4"/>N db 8 <text:s text:c="7"/></text:p>
      <text:p text:style-name="P1"><text:s text:c="4"/>msg db "Результат: ", 0 <text:s text:c="3"/></text:p>
      <text:p text:style-name="P1"><text:s text:c="4"/>len equ $ - msg <text:s text:c="7"/></text:p>
      <text:p text:style-name="P1"><text:s text:c="4"/>buffer db '0', 0 <text:s text:c="4"/></text:p>
      <text:p text:style-name="P1">section .text</text:p>
      <text:p text:style-name="P1"><text:s text:c="4"/>global _start</text:p>
      <text:p text:style-name="P1">_start:</text:p>
      <text:p text:style-name="P1"><text:s text:c="4"/>mov al, [N] <text:s text:c="5"/></text:p>
      <text:p text:style-name="P1"><text:s text:c="4"/>shr al, 1 <text:s text:c="10"/></text:p>
      <text:p text:style-name="P1"><text:s text:c="4"/>mov [N], al <text:s text:c="5"/></text:p>
      <text:p text:style-name="P1"><text:s text:c="4"/>movzx eax, byte [N] <text:s text:c="7"/></text:p>
      <text:p text:style-name="P1"><text:s text:c="4"/>add eax, '0' <text:s text:c="6"/></text:p>
      <text:p text:style-name="P1"><text:s text:c="4"/>mov [buffer], al</text:p>
      <text:p text:style-name="P1"><text:s text:c="4"/>mov eax, 4 <text:s text:c="5"/></text:p>
      <text:p text:style-name="P1"><text:s text:c="4"/>mov ebx, 1 <text:s text:c="3"/></text:p>
      <text:p text:style-name="P1"><text:s text:c="4"/>mov ecx, msg <text:s text:c="2"/></text:p>
      <text:p text:style-name="P1"><text:s text:c="4"/>mov edx, len <text:s text:c="4"/></text:p>
      <text:p text:style-name="P1"><text:s text:c="4"/>int 0x80 <text:s text:c="3"/></text:p>
      <text:p text:style-name="P1"><text:s text:c="4"/>mov eax, 4 <text:s text:c="3"/></text:p>
      <text:p text:style-name="P1"><text:s text:c="4"/>mov ebx, 1 <text:s text:c="6"/></text:p>
      <text:p text:style-name="P1"><text:s text:c="4"/>mov ecx, buffer</text:p>
      <text:p text:style-name="P1"><text:s text:c="4"/>mov edx, 1 <text:s text:c="3"/></text:p>
      <text:p text:style-name="P1"><text:s text:c="4"/>int 0x80 <text:s text:c="5"/></text:p>
      <text:p text:style-name="P1"><text:s text:c="4"/>mov eax, 1 <text:s text:c="3"/></text:p>
      <text:p text:style-name="P1"><text:s text:c="4"/>xor ebx, ebx <text:s text:c="2"/></text:p>
      <text:p text:style-name="P1"><text:s text:c="4"/>int 0x8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66</meta:generator>
  </office:meta>
</office:document-meta>
</file>